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1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1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1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066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1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37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37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1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" calcext:value-type="currency">
            <text:p>$550,44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" calcext:value-type="currency">
            <text:p>$524,57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37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" calcext:value-type="currency">
            <text:p>$495,43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" calcext:value-type="currency">
            <text:p>$501,43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" calcext:value-type="currency">
            <text:p>$597,43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1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" calcext:value-type="currency">
            <text:p>$633,43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8" calcext:value-type="float">
            <text:p>8</text:p>
          </table:table-cell>
          <table:table-cell table:style-name="ce13" table:formula="of:=[.F45]+[.E46]" office:value-type="float" office:value="2512" calcext:value-type="float">
            <text:p>2512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" calcext:value-type="currency">
            <text:p>$587,75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0.65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1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" calcext:value-type="currency">
            <text:p>$515,54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0.65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1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" calcext:value-type="currency">
            <text:p>$507,54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80" calcext:value-type="float">
            <text:p>2580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0.65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1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" calcext:value-type="currency">
            <text:p>$528,97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16" calcext:value-type="float">
            <text:p>2616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0.65cm" svg:y="22.57cm" draw:caption-point-x="-0.61cm" draw:caption-point-y="1.51cm">
              <dc:date>2023-05-03T00:00:00</dc:date>
              <text:p text:style-name="P3">chauve-souris</text:p>
            </office:annotation>
            <text:p>$20,00</text:p>
          </table:table-cell>
          <table:table-cell table:style-name="ce41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" calcext:value-type="currency">
            <text:p>$563,01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86" calcext:value-type="float">
            <text:p>2686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" calcext:value-type="currency">
            <text:p>$618,93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8" calcext:value-type="float">
            <text:p>2758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1" table:formula="of:=[.K52]+[.L52]+[.L53]" office:value-type="currency" office:currency="USD" office:value="65.44" calcext:value-type="currency">
            <text:p>$65,44</text:p>
          </table:table-cell>
          <table:table-cell table:style-name="ce41" table:formula="of:=[.O51]+[.N52]" office:value-type="currency" office:currency="USD" office:value="4246.51" calcext:value-type="currency">
            <text:p>$4 246,51</text:p>
          </table:table-cell>
          <table:table-cell table:style-name="ce41" table:formula="of:=[.A52]*budgetjour-[.O52]" office:value-type="currency" office:currency="USD" office:value="649.490000000001" calcext:value-type="currency">
            <text:p>$649,49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table:number-columns-repeated="2"/>
          <table:table-cell table:style-name="ce13" table:formula="of:=[.F52]+[.E53]" office:value-type="float" office:value="2758" calcext:value-type="float">
            <text:p>2758</text:p>
          </table:table-cell>
          <table:table-cell/>
          <table:table-cell table:formula="of:=[.H52]+[.G53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53]+[.L53]+[.M53]" office:value-type="currency" office:currency="USD" office:value="0" calcext:value-type="currency">
            <text:p>$0,00</text:p>
          </table:table-cell>
          <table:table-cell table:style-name="ce41" table:formula="of:=[.O52]+[.N53]" office:value-type="currency" office:currency="USD" office:value="4246.51" calcext:value-type="currency">
            <text:p>$4 246,51</text:p>
          </table:table-cell>
          <table:table-cell table:style-name="ce41" table:formula="of:=[.A53]*budgetjour-[.O53]" office:value-type="currency" office:currency="USD" office:value="745.490000000001" calcext:value-type="currency">
            <text:p>$745,49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2758" calcext:value-type="float">
            <text:p>2758</text:p>
          </table:table-cell>
          <table:table-cell/>
          <table:table-cell table:formula="of:=[.H53]+[.G54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54]+[.L54]+[.M54]" office:value-type="currency" office:currency="USD" office:value="0" calcext:value-type="currency">
            <text:p>$0,00</text:p>
          </table:table-cell>
          <table:table-cell table:style-name="ce41" table:formula="of:=[.O53]+[.N54]" office:value-type="currency" office:currency="USD" office:value="4246.51" calcext:value-type="currency">
            <text:p>$4 246,51</text:p>
          </table:table-cell>
          <table:table-cell table:style-name="ce41" table:formula="of:=[.A54]*budgetjour-[.O54]" office:value-type="currency" office:currency="USD" office:value="841.490000000001" calcext:value-type="currency">
            <text:p>$841,49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2758" calcext:value-type="float">
            <text:p>2758</text:p>
          </table:table-cell>
          <table:table-cell/>
          <table:table-cell table:formula="of:=[.H54]+[.G55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55]+[.L55]+[.M55]" office:value-type="currency" office:currency="USD" office:value="0" calcext:value-type="currency">
            <text:p>$0,00</text:p>
          </table:table-cell>
          <table:table-cell table:style-name="ce41" table:formula="of:=[.O54]+[.N55]" office:value-type="currency" office:currency="USD" office:value="4246.51" calcext:value-type="currency">
            <text:p>$4 246,51</text:p>
          </table:table-cell>
          <table:table-cell table:style-name="ce41" table:formula="of:=[.A55]*budgetjour-[.O55]" office:value-type="currency" office:currency="USD" office:value="937.490000000001" calcext:value-type="currency">
            <text:p>$937,49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2758" calcext:value-type="float">
            <text:p>2758</text:p>
          </table:table-cell>
          <table:table-cell/>
          <table:table-cell table:formula="of:=[.H55]+[.G56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56]+[.L56]+[.M56]" office:value-type="currency" office:currency="USD" office:value="0" calcext:value-type="currency">
            <text:p>$0,00</text:p>
          </table:table-cell>
          <table:table-cell table:style-name="ce41" table:formula="of:=[.O55]+[.N56]" office:value-type="currency" office:currency="USD" office:value="4246.51" calcext:value-type="currency">
            <text:p>$4 246,51</text:p>
          </table:table-cell>
          <table:table-cell table:style-name="ce41" table:formula="of:=[.A56]*budgetjour-[.O56]" office:value-type="currency" office:currency="USD" office:value="1033.49" calcext:value-type="currency">
            <text:p>$1 033,49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2758" calcext:value-type="float">
            <text:p>2758</text:p>
          </table:table-cell>
          <table:table-cell/>
          <table:table-cell table:formula="of:=[.H56]+[.G57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246.51" calcext:value-type="currency">
            <text:p>$4 246,51</text:p>
          </table:table-cell>
          <table:table-cell table:style-name="ce41" table:formula="of:=[.A57]*budgetjour-[.O57]" office:value-type="currency" office:currency="USD" office:value="1129.49" calcext:value-type="currency">
            <text:p>$1 129,49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2758" calcext:value-type="float">
            <text:p>2758</text:p>
          </table:table-cell>
          <table:table-cell/>
          <table:table-cell table:formula="of:=[.H57]+[.G58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58]+[.L58]+[.M58]" office:value-type="currency" office:currency="USD" office:value="0" calcext:value-type="currency">
            <text:p>$0,00</text:p>
          </table:table-cell>
          <table:table-cell table:style-name="ce41" table:formula="of:=[.O57]+[.N58]" office:value-type="currency" office:currency="USD" office:value="4246.51" calcext:value-type="currency">
            <text:p>$4 246,51</text:p>
          </table:table-cell>
          <table:table-cell table:style-name="ce41" table:formula="of:=[.A58]*budgetjour-[.O58]" office:value-type="currency" office:currency="USD" office:value="1225.49" calcext:value-type="currency">
            <text:p>$1 225,49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2758" calcext:value-type="float">
            <text:p>2758</text:p>
          </table:table-cell>
          <table:table-cell/>
          <table:table-cell table:formula="of:=[.H58]+[.G59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59]+[.L59]+[.M59]" office:value-type="currency" office:currency="USD" office:value="0" calcext:value-type="currency">
            <text:p>$0,00</text:p>
          </table:table-cell>
          <table:table-cell table:style-name="ce41" table:formula="of:=[.O58]+[.N59]" office:value-type="currency" office:currency="USD" office:value="4246.51" calcext:value-type="currency">
            <text:p>$4 246,51</text:p>
          </table:table-cell>
          <table:table-cell table:style-name="ce41" table:formula="of:=[.A59]*budgetjour-[.O59]" office:value-type="currency" office:currency="USD" office:value="1321.49" calcext:value-type="currency">
            <text:p>$1 321,49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2758" calcext:value-type="float">
            <text:p>2758</text:p>
          </table:table-cell>
          <table:table-cell/>
          <table:table-cell table:formula="of:=[.H59]+[.G60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60]+[.L60]+[.M60]" office:value-type="currency" office:currency="USD" office:value="0" calcext:value-type="currency">
            <text:p>$0,00</text:p>
          </table:table-cell>
          <table:table-cell table:style-name="ce41" table:formula="of:=[.O59]+[.N60]" office:value-type="currency" office:currency="USD" office:value="4246.51" calcext:value-type="currency">
            <text:p>$4 246,51</text:p>
          </table:table-cell>
          <table:table-cell table:style-name="ce41" table:formula="of:=[.A60]*budgetjour-[.O60]" office:value-type="currency" office:currency="USD" office:value="1417.49" calcext:value-type="currency">
            <text:p>$1 417,49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2758" calcext:value-type="float">
            <text:p>2758</text:p>
          </table:table-cell>
          <table:table-cell/>
          <table:table-cell table:formula="of:=[.H60]+[.G61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61]+[.L61]+[.M61]" office:value-type="currency" office:currency="USD" office:value="0" calcext:value-type="currency">
            <text:p>$0,00</text:p>
          </table:table-cell>
          <table:table-cell table:style-name="ce41" table:formula="of:=[.O60]+[.N61]" office:value-type="currency" office:currency="USD" office:value="4246.51" calcext:value-type="currency">
            <text:p>$4 246,51</text:p>
          </table:table-cell>
          <table:table-cell table:style-name="ce41" table:formula="of:=[.A61]*budgetjour-[.O61]" office:value-type="currency" office:currency="USD" office:value="1513.49" calcext:value-type="currency">
            <text:p>$1 513,49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2758" calcext:value-type="float">
            <text:p>2758</text:p>
          </table:table-cell>
          <table:table-cell/>
          <table:table-cell table:formula="of:=[.H61]+[.G62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62]+[.L62]+[.M62]" office:value-type="currency" office:currency="USD" office:value="0" calcext:value-type="currency">
            <text:p>$0,00</text:p>
          </table:table-cell>
          <table:table-cell table:style-name="ce41" table:formula="of:=[.O61]+[.N62]" office:value-type="currency" office:currency="USD" office:value="4246.51" calcext:value-type="currency">
            <text:p>$4 246,51</text:p>
          </table:table-cell>
          <table:table-cell table:style-name="ce41" table:formula="of:=[.A62]*budgetjour-[.O62]" office:value-type="currency" office:currency="USD" office:value="1609.49" calcext:value-type="currency">
            <text:p>$1 609,49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2758" calcext:value-type="float">
            <text:p>2758</text:p>
          </table:table-cell>
          <table:table-cell/>
          <table:table-cell table:formula="of:=[.H62]+[.G63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63]+[.L63]+[.M63]" office:value-type="currency" office:currency="USD" office:value="0" calcext:value-type="currency">
            <text:p>$0,00</text:p>
          </table:table-cell>
          <table:table-cell table:style-name="ce41" table:formula="of:=[.O62]+[.N63]" office:value-type="currency" office:currency="USD" office:value="4246.51" calcext:value-type="currency">
            <text:p>$4 246,51</text:p>
          </table:table-cell>
          <table:table-cell table:style-name="ce41" table:formula="of:=[.A63]*budgetjour-[.O63]" office:value-type="currency" office:currency="USD" office:value="1705.49" calcext:value-type="currency">
            <text:p>$1 705,49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2758" calcext:value-type="float">
            <text:p>2758</text:p>
          </table:table-cell>
          <table:table-cell/>
          <table:table-cell table:formula="of:=[.H63]+[.G64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64]+[.L64]+[.M64]" office:value-type="currency" office:currency="USD" office:value="0" calcext:value-type="currency">
            <text:p>$0,00</text:p>
          </table:table-cell>
          <table:table-cell table:style-name="ce41" table:formula="of:=[.O63]+[.N64]" office:value-type="currency" office:currency="USD" office:value="4246.51" calcext:value-type="currency">
            <text:p>$4 246,51</text:p>
          </table:table-cell>
          <table:table-cell table:style-name="ce41" table:formula="of:=[.A64]*budgetjour-[.O64]" office:value-type="currency" office:currency="USD" office:value="1801.49" calcext:value-type="currency">
            <text:p>$1 801,49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2758" calcext:value-type="float">
            <text:p>2758</text:p>
          </table:table-cell>
          <table:table-cell/>
          <table:table-cell table:formula="of:=[.H64]+[.G65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65]+[.L65]+[.M65]" office:value-type="currency" office:currency="USD" office:value="0" calcext:value-type="currency">
            <text:p>$0,00</text:p>
          </table:table-cell>
          <table:table-cell table:style-name="ce41" table:formula="of:=[.O64]+[.N65]" office:value-type="currency" office:currency="USD" office:value="4246.51" calcext:value-type="currency">
            <text:p>$4 246,51</text:p>
          </table:table-cell>
          <table:table-cell table:style-name="ce41" table:formula="of:=[.A65]*budgetjour-[.O65]" office:value-type="currency" office:currency="USD" office:value="1897.49" calcext:value-type="currency">
            <text:p>$1 897,49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2758" calcext:value-type="float">
            <text:p>2758</text:p>
          </table:table-cell>
          <table:table-cell/>
          <table:table-cell table:formula="of:=[.H65]+[.G66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66]+[.L66]+[.M66]" office:value-type="currency" office:currency="USD" office:value="0" calcext:value-type="currency">
            <text:p>$0,00</text:p>
          </table:table-cell>
          <table:table-cell table:style-name="ce41" table:formula="of:=[.O65]+[.N66]" office:value-type="currency" office:currency="USD" office:value="4246.51" calcext:value-type="currency">
            <text:p>$4 246,51</text:p>
          </table:table-cell>
          <table:table-cell table:style-name="ce41" table:formula="of:=[.A66]*budgetjour-[.O66]" office:value-type="currency" office:currency="USD" office:value="1993.49" calcext:value-type="currency">
            <text:p>$1 993,49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2758" calcext:value-type="float">
            <text:p>2758</text:p>
          </table:table-cell>
          <table:table-cell/>
          <table:table-cell table:formula="of:=[.H66]+[.G67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4246.51" calcext:value-type="currency">
            <text:p>$4 246,51</text:p>
          </table:table-cell>
          <table:table-cell table:style-name="ce41" table:formula="of:=[.A67]*budgetjour-[.O67]" office:value-type="currency" office:currency="USD" office:value="2089.49" calcext:value-type="currency">
            <text:p>$2 089,49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2758" calcext:value-type="float">
            <text:p>2758</text:p>
          </table:table-cell>
          <table:table-cell/>
          <table:table-cell table:formula="of:=[.H67]+[.G68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4246.51" calcext:value-type="currency">
            <text:p>$4 246,51</text:p>
          </table:table-cell>
          <table:table-cell table:style-name="ce41" table:formula="of:=[.A68]*budgetjour-[.O68]" office:value-type="currency" office:currency="USD" office:value="2185.49" calcext:value-type="currency">
            <text:p>$2 185,49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2758" calcext:value-type="float">
            <text:p>2758</text:p>
          </table:table-cell>
          <table:table-cell/>
          <table:table-cell table:formula="of:=[.H68]+[.G69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4246.51" calcext:value-type="currency">
            <text:p>$4 246,51</text:p>
          </table:table-cell>
          <table:table-cell table:style-name="ce41" table:formula="of:=[.A69]*budgetjour-[.O69]" office:value-type="currency" office:currency="USD" office:value="2281.49" calcext:value-type="currency">
            <text:p>$2 281,49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69]+[.E70]" office:value-type="float" office:value="2758" calcext:value-type="float">
            <text:p>2758</text:p>
          </table:table-cell>
          <table:table-cell/>
          <table:table-cell table:formula="of:=[.H69]+[.G70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4246.51" calcext:value-type="currency">
            <text:p>$4 246,51</text:p>
          </table:table-cell>
          <table:table-cell table:style-name="ce41" table:formula="of:=[.A70]*budgetjour-[.O70]" office:value-type="currency" office:currency="USD" office:value="2377.49" calcext:value-type="currency">
            <text:p>$2 377,49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2758" calcext:value-type="float">
            <text:p>2758</text:p>
          </table:table-cell>
          <table:table-cell/>
          <table:table-cell table:formula="of:=[.H70]+[.G71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4246.51" calcext:value-type="currency">
            <text:p>$4 246,51</text:p>
          </table:table-cell>
          <table:table-cell table:style-name="ce41" table:formula="of:=[.A71]*budgetjour-[.O71]" office:value-type="currency" office:currency="USD" office:value="2473.49" calcext:value-type="currency">
            <text:p>$2 473,49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2758" calcext:value-type="float">
            <text:p>2758</text:p>
          </table:table-cell>
          <table:table-cell/>
          <table:table-cell table:formula="of:=[.H71]+[.G72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4246.51" calcext:value-type="currency">
            <text:p>$4 246,51</text:p>
          </table:table-cell>
          <table:table-cell table:style-name="ce41" table:formula="of:=[.A72]*budgetjour-[.O72]" office:value-type="currency" office:currency="USD" office:value="2569.49" calcext:value-type="currency">
            <text:p>$2 569,49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2758" calcext:value-type="float">
            <text:p>2758</text:p>
          </table:table-cell>
          <table:table-cell/>
          <table:table-cell table:formula="of:=[.H72]+[.G73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4246.51" calcext:value-type="currency">
            <text:p>$4 246,51</text:p>
          </table:table-cell>
          <table:table-cell table:style-name="ce41" table:formula="of:=[.A73]*budgetjour-[.O73]" office:value-type="currency" office:currency="USD" office:value="2665.49" calcext:value-type="currency">
            <text:p>$2 665,49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2758" calcext:value-type="float">
            <text:p>2758</text:p>
          </table:table-cell>
          <table:table-cell/>
          <table:table-cell table:formula="of:=[.H73]+[.G74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4246.51" calcext:value-type="currency">
            <text:p>$4 246,51</text:p>
          </table:table-cell>
          <table:table-cell table:style-name="ce41" table:formula="of:=[.A74]*budgetjour-[.O74]" office:value-type="currency" office:currency="USD" office:value="2761.49" calcext:value-type="currency">
            <text:p>$2 761,49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2758" calcext:value-type="float">
            <text:p>2758</text:p>
          </table:table-cell>
          <table:table-cell/>
          <table:table-cell table:formula="of:=[.H74]+[.G75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4246.51" calcext:value-type="currency">
            <text:p>$4 246,51</text:p>
          </table:table-cell>
          <table:table-cell table:style-name="ce41" table:formula="of:=[.A75]*budgetjour-[.O75]" office:value-type="currency" office:currency="USD" office:value="2857.49" calcext:value-type="currency">
            <text:p>$2 857,49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2758" calcext:value-type="float">
            <text:p>2758</text:p>
          </table:table-cell>
          <table:table-cell/>
          <table:table-cell table:formula="of:=[.H75]+[.G76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4246.51" calcext:value-type="currency">
            <text:p>$4 246,51</text:p>
          </table:table-cell>
          <table:table-cell table:style-name="ce41" table:formula="of:=[.A76]*budgetjour-[.O76]" office:value-type="currency" office:currency="USD" office:value="2953.49" calcext:value-type="currency">
            <text:p>$2 953,49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2758" calcext:value-type="float">
            <text:p>2758</text:p>
          </table:table-cell>
          <table:table-cell/>
          <table:table-cell table:formula="of:=[.H76]+[.G77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4246.51" calcext:value-type="currency">
            <text:p>$4 246,51</text:p>
          </table:table-cell>
          <table:table-cell table:style-name="ce41" table:formula="of:=[.A77]*budgetjour-[.O77]" office:value-type="currency" office:currency="USD" office:value="3049.49" calcext:value-type="currency">
            <text:p>$3 049,49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2758" calcext:value-type="float">
            <text:p>2758</text:p>
          </table:table-cell>
          <table:table-cell/>
          <table:table-cell table:formula="of:=[.H77]+[.G78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4246.51" calcext:value-type="currency">
            <text:p>$4 246,51</text:p>
          </table:table-cell>
          <table:table-cell table:style-name="ce41" table:formula="of:=[.A78]*budgetjour-[.O78]" office:value-type="currency" office:currency="USD" office:value="3145.49" calcext:value-type="currency">
            <text:p>$3 145,49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2758" calcext:value-type="float">
            <text:p>2758</text:p>
          </table:table-cell>
          <table:table-cell/>
          <table:table-cell table:formula="of:=[.H78]+[.G79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4246.51" calcext:value-type="currency">
            <text:p>$4 246,51</text:p>
          </table:table-cell>
          <table:table-cell table:style-name="ce41" table:formula="of:=[.A79]*budgetjour-[.O79]" office:value-type="currency" office:currency="USD" office:value="3241.49" calcext:value-type="currency">
            <text:p>$3 241,49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2758" calcext:value-type="float">
            <text:p>2758</text:p>
          </table:table-cell>
          <table:table-cell/>
          <table:table-cell table:formula="of:=[.H79]+[.G80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4246.51" calcext:value-type="currency">
            <text:p>$4 246,51</text:p>
          </table:table-cell>
          <table:table-cell table:style-name="ce41" table:formula="of:=[.A80]*budgetjour-[.O80]" office:value-type="currency" office:currency="USD" office:value="3337.49" calcext:value-type="currency">
            <text:p>$3 337,49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2758" calcext:value-type="float">
            <text:p>2758</text:p>
          </table:table-cell>
          <table:table-cell/>
          <table:table-cell table:formula="of:=[.H80]+[.G81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4246.51" calcext:value-type="currency">
            <text:p>$4 246,51</text:p>
          </table:table-cell>
          <table:table-cell table:style-name="ce41" table:formula="of:=[.A81]*budgetjour-[.O81]" office:value-type="currency" office:currency="USD" office:value="3433.49" calcext:value-type="currency">
            <text:p>$3 433,49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2758" calcext:value-type="float">
            <text:p>2758</text:p>
          </table:table-cell>
          <table:table-cell/>
          <table:table-cell table:formula="of:=[.H81]+[.G82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4246.51" calcext:value-type="currency">
            <text:p>$4 246,51</text:p>
          </table:table-cell>
          <table:table-cell table:style-name="ce41" table:formula="of:=[.A82]*budgetjour-[.O82]" office:value-type="currency" office:currency="USD" office:value="3529.49" calcext:value-type="currency">
            <text:p>$3 529,49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2758" calcext:value-type="float">
            <text:p>2758</text:p>
          </table:table-cell>
          <table:table-cell/>
          <table:table-cell table:formula="of:=[.H82]+[.G83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4246.51" calcext:value-type="currency">
            <text:p>$4 246,51</text:p>
          </table:table-cell>
          <table:table-cell table:style-name="ce41" table:formula="of:=[.A83]*budgetjour-[.O83]" office:value-type="currency" office:currency="USD" office:value="3625.49" calcext:value-type="currency">
            <text:p>$3 625,49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2758" calcext:value-type="float">
            <text:p>2758</text:p>
          </table:table-cell>
          <table:table-cell/>
          <table:table-cell table:formula="of:=[.H83]+[.G84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4246.51" calcext:value-type="currency">
            <text:p>$4 246,51</text:p>
          </table:table-cell>
          <table:table-cell table:style-name="ce41" table:formula="of:=[.A84]*budgetjour-[.O84]" office:value-type="currency" office:currency="USD" office:value="3721.49" calcext:value-type="currency">
            <text:p>$3 721,49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2758" calcext:value-type="float">
            <text:p>2758</text:p>
          </table:table-cell>
          <table:table-cell/>
          <table:table-cell table:formula="of:=[.H84]+[.G85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4246.51" calcext:value-type="currency">
            <text:p>$4 246,51</text:p>
          </table:table-cell>
          <table:table-cell table:style-name="ce41" table:formula="of:=[.A85]*budgetjour-[.O85]" office:value-type="currency" office:currency="USD" office:value="3817.49" calcext:value-type="currency">
            <text:p>$3 817,49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2758" calcext:value-type="float">
            <text:p>2758</text:p>
          </table:table-cell>
          <table:table-cell/>
          <table:table-cell table:formula="of:=[.H85]+[.G86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4246.51" calcext:value-type="currency">
            <text:p>$4 246,51</text:p>
          </table:table-cell>
          <table:table-cell table:style-name="ce41" table:formula="of:=[.A86]*budgetjour-[.O86]" office:value-type="currency" office:currency="USD" office:value="3913.49" calcext:value-type="currency">
            <text:p>$3 913,49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2758" calcext:value-type="float">
            <text:p>2758</text:p>
          </table:table-cell>
          <table:table-cell/>
          <table:table-cell table:formula="of:=[.H86]+[.G87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4246.51" calcext:value-type="currency">
            <text:p>$4 246,51</text:p>
          </table:table-cell>
          <table:table-cell table:style-name="ce41" table:formula="of:=[.A87]*budgetjour-[.O87]" office:value-type="currency" office:currency="USD" office:value="4009.49" calcext:value-type="currency">
            <text:p>$4 009,49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2758" calcext:value-type="float">
            <text:p>2758</text:p>
          </table:table-cell>
          <table:table-cell/>
          <table:table-cell table:formula="of:=[.H87]+[.G88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4246.51" calcext:value-type="currency">
            <text:p>$4 246,51</text:p>
          </table:table-cell>
          <table:table-cell table:style-name="ce41" table:formula="of:=[.A88]*budgetjour-[.O88]" office:value-type="currency" office:currency="USD" office:value="4105.49" calcext:value-type="currency">
            <text:p>$4 105,49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2758" calcext:value-type="float">
            <text:p>2758</text:p>
          </table:table-cell>
          <table:table-cell/>
          <table:table-cell table:formula="of:=[.H88]+[.G89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4246.51" calcext:value-type="currency">
            <text:p>$4 246,51</text:p>
          </table:table-cell>
          <table:table-cell table:style-name="ce41" table:formula="of:=[.A89]*budgetjour-[.O89]" office:value-type="currency" office:currency="USD" office:value="4201.49" calcext:value-type="currency">
            <text:p>$4 201,49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2758" calcext:value-type="float">
            <text:p>2758</text:p>
          </table:table-cell>
          <table:table-cell/>
          <table:table-cell table:formula="of:=[.H89]+[.G90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4246.51" calcext:value-type="currency">
            <text:p>$4 246,51</text:p>
          </table:table-cell>
          <table:table-cell table:style-name="ce41" table:formula="of:=[.A90]*budgetjour-[.O90]" office:value-type="currency" office:currency="USD" office:value="4297.49" calcext:value-type="currency">
            <text:p>$4 297,49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2758" calcext:value-type="float">
            <text:p>2758</text:p>
          </table:table-cell>
          <table:table-cell/>
          <table:table-cell table:formula="of:=[.H90]+[.G91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4246.51" calcext:value-type="currency">
            <text:p>$4 246,51</text:p>
          </table:table-cell>
          <table:table-cell table:style-name="ce41" table:formula="of:=[.A91]*budgetjour-[.O91]" office:value-type="currency" office:currency="USD" office:value="4393.49" calcext:value-type="currency">
            <text:p>$4 393,49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2758" calcext:value-type="float">
            <text:p>2758</text:p>
          </table:table-cell>
          <table:table-cell/>
          <table:table-cell table:formula="of:=[.H91]+[.G92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4246.51" calcext:value-type="currency">
            <text:p>$4 246,51</text:p>
          </table:table-cell>
          <table:table-cell table:style-name="ce41" table:formula="of:=[.A92]*budgetjour-[.O92]" office:value-type="currency" office:currency="USD" office:value="4489.49" calcext:value-type="currency">
            <text:p>$4 489,49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2758" calcext:value-type="float">
            <text:p>2758</text:p>
          </table:table-cell>
          <table:table-cell/>
          <table:table-cell table:formula="of:=[.H92]+[.G93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4246.51" calcext:value-type="currency">
            <text:p>$4 246,51</text:p>
          </table:table-cell>
          <table:table-cell table:style-name="ce41" table:formula="of:=[.A93]*budgetjour-[.O93]" office:value-type="currency" office:currency="USD" office:value="4585.49" calcext:value-type="currency">
            <text:p>$4 585,49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2758" calcext:value-type="float">
            <text:p>2758</text:p>
          </table:table-cell>
          <table:table-cell/>
          <table:table-cell table:formula="of:=[.H93]+[.G94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4246.51" calcext:value-type="currency">
            <text:p>$4 246,51</text:p>
          </table:table-cell>
          <table:table-cell table:style-name="ce41" table:formula="of:=[.A94]*budgetjour-[.O94]" office:value-type="currency" office:currency="USD" office:value="4681.49" calcext:value-type="currency">
            <text:p>$4 681,49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2758" calcext:value-type="float">
            <text:p>2758</text:p>
          </table:table-cell>
          <table:table-cell/>
          <table:table-cell table:formula="of:=[.H94]+[.G95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4246.51" calcext:value-type="currency">
            <text:p>$4 246,51</text:p>
          </table:table-cell>
          <table:table-cell table:style-name="ce41" table:formula="of:=[.A95]*budgetjour-[.O95]" office:value-type="currency" office:currency="USD" office:value="4777.49" calcext:value-type="currency">
            <text:p>$4 777,49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2758" calcext:value-type="float">
            <text:p>2758</text:p>
          </table:table-cell>
          <table:table-cell/>
          <table:table-cell table:formula="of:=[.H95]+[.G96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4246.51" calcext:value-type="currency">
            <text:p>$4 246,51</text:p>
          </table:table-cell>
          <table:table-cell table:style-name="ce41" table:formula="of:=[.A96]*budgetjour-[.O96]" office:value-type="currency" office:currency="USD" office:value="4873.49" calcext:value-type="currency">
            <text:p>$4 873,49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2758" calcext:value-type="float">
            <text:p>2758</text:p>
          </table:table-cell>
          <table:table-cell/>
          <table:table-cell table:formula="of:=[.H96]+[.G97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4246.51" calcext:value-type="currency">
            <text:p>$4 246,51</text:p>
          </table:table-cell>
          <table:table-cell table:style-name="ce41" table:formula="of:=[.A97]*budgetjour-[.O97]" office:value-type="currency" office:currency="USD" office:value="4969.49" calcext:value-type="currency">
            <text:p>$4 969,49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2758" calcext:value-type="float">
            <text:p>2758</text:p>
          </table:table-cell>
          <table:table-cell/>
          <table:table-cell table:formula="of:=[.H97]+[.G98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4246.51" calcext:value-type="currency">
            <text:p>$4 246,51</text:p>
          </table:table-cell>
          <table:table-cell table:style-name="ce41" table:formula="of:=[.A98]*budgetjour-[.O98]" office:value-type="currency" office:currency="USD" office:value="5065.49" calcext:value-type="currency">
            <text:p>$5 065,49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2758" calcext:value-type="float">
            <text:p>2758</text:p>
          </table:table-cell>
          <table:table-cell/>
          <table:table-cell table:formula="of:=[.H98]+[.G99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4246.51" calcext:value-type="currency">
            <text:p>$4 246,51</text:p>
          </table:table-cell>
          <table:table-cell table:style-name="ce41" table:formula="of:=[.A99]*budgetjour-[.O99]" office:value-type="currency" office:currency="USD" office:value="5161.49" calcext:value-type="currency">
            <text:p>$5 161,49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2758" calcext:value-type="float">
            <text:p>2758</text:p>
          </table:table-cell>
          <table:table-cell/>
          <table:table-cell table:formula="of:=[.H99]+[.G100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4246.51" calcext:value-type="currency">
            <text:p>$4 246,51</text:p>
          </table:table-cell>
          <table:table-cell table:style-name="ce41" table:formula="of:=[.A100]*budgetjour-[.O100]" office:value-type="currency" office:currency="USD" office:value="5257.49" calcext:value-type="currency">
            <text:p>$5 257,49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2758" calcext:value-type="float">
            <text:p>2758</text:p>
          </table:table-cell>
          <table:table-cell/>
          <table:table-cell table:formula="of:=[.H100]+[.G101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4246.51" calcext:value-type="currency">
            <text:p>$4 246,51</text:p>
          </table:table-cell>
          <table:table-cell table:style-name="ce41" table:formula="of:=[.A101]*budgetjour-[.O101]" office:value-type="currency" office:currency="USD" office:value="5353.49" calcext:value-type="currency">
            <text:p>$5 353,49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2758" calcext:value-type="float">
            <text:p>2758</text:p>
          </table:table-cell>
          <table:table-cell/>
          <table:table-cell table:formula="of:=[.H101]+[.G102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4246.51" calcext:value-type="currency">
            <text:p>$4 246,51</text:p>
          </table:table-cell>
          <table:table-cell table:style-name="ce41" table:formula="of:=[.A102]*budgetjour-[.O102]" office:value-type="currency" office:currency="USD" office:value="5449.49" calcext:value-type="currency">
            <text:p>$5 449,49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2758" calcext:value-type="float">
            <text:p>2758</text:p>
          </table:table-cell>
          <table:table-cell/>
          <table:table-cell table:formula="of:=[.H102]+[.G103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4246.51" calcext:value-type="currency">
            <text:p>$4 246,51</text:p>
          </table:table-cell>
          <table:table-cell table:style-name="ce41" table:formula="of:=[.A103]*budgetjour-[.O103]" office:value-type="currency" office:currency="USD" office:value="5545.49" calcext:value-type="currency">
            <text:p>$5 545,49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2758" calcext:value-type="float">
            <text:p>2758</text:p>
          </table:table-cell>
          <table:table-cell/>
          <table:table-cell table:formula="of:=[.H103]+[.G104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4246.51" calcext:value-type="currency">
            <text:p>$4 246,51</text:p>
          </table:table-cell>
          <table:table-cell table:style-name="ce41" table:formula="of:=[.A104]*budgetjour-[.O104]" office:value-type="currency" office:currency="USD" office:value="5641.49" calcext:value-type="currency">
            <text:p>$5 641,49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2758" calcext:value-type="float">
            <text:p>2758</text:p>
          </table:table-cell>
          <table:table-cell/>
          <table:table-cell table:formula="of:=[.H104]+[.G105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4246.51" calcext:value-type="currency">
            <text:p>$4 246,51</text:p>
          </table:table-cell>
          <table:table-cell table:style-name="ce41" table:formula="of:=[.A105]*budgetjour-[.O105]" office:value-type="currency" office:currency="USD" office:value="5737.49" calcext:value-type="currency">
            <text:p>$5 737,49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2758" calcext:value-type="float">
            <text:p>2758</text:p>
          </table:table-cell>
          <table:table-cell/>
          <table:table-cell table:formula="of:=[.H105]+[.G106]" office:value-type="float" office:value="23017" calcext:value-type="float">
            <text:p>23017</text:p>
          </table:table-cell>
          <table:table-cell table:number-columns-repeated="2"/>
          <table:table-cell table:style-name="ce41" table:number-columns-repeated="3"/>
          <table:table-cell table:style-name="ce41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4246.51" calcext:value-type="currency">
            <text:p>$4 246,51</text:p>
          </table:table-cell>
          <table:table-cell table:style-name="ce41" table:formula="of:=[.A106]*budgetjour-[.O106]" office:value-type="currency" office:currency="USD" office:value="5833.49" calcext:value-type="currency">
            <text:p>$5 833,49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7"/>
          <table:table-cell table:style-name="ce37"/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107:Journal.N1048576 Journal.N1:Journal.N1">
            <calcext:condition calcext:apply-style-name="Warning" calcext:value="&gt;[$Journal.$R$2]" calcext:base-cell-address="Journal.N1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5">00/00/0000</text:date>, <text:time style:data-style-name="N2" text:time-value="18:44:43.2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5-05T21:27:41.796000000</dc:date>
    <meta:editing-duration>P104DT5H34M42S</meta:editing-duration>
    <meta:editing-cycles>247</meta:editing-cycles>
    <meta:document-statistic meta:table-count="2" meta:cell-count="1267" meta:object-count="0"/>
  </office:meta>
</office:document-meta>
</file>